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0-13_10-17-29_000.jpg</text:p>
          </table:table-cell>
          <table:table-cell table:style-name="ce22" office:value-type="string">
            <text:p>:m 東和 PHOTO / 201014w / 田端駅 / 田端プロジェクト / １名 / ホクシン設備（合田工務店） / 資料：交通</text:p>
          </table:table-cell>
          <table:table-cell table:style-name="ce4"/>
          <table:table-cell table:style-name="ce4"/>
          <table:table-cell table:style-name="ce4" office:value-type="string">
            <text:p>N-35-35-28.573608 E-139-34-49.489746</text:p>
          </table:table-cell>
          <table:table-cell table:style-name="ce35" table:formula="of:=IF([.E2]=&quot;&quot;;[.C2];CONCATENATE([.C2];&quot; / &quot;;[.E2]))" office:value-type="string" office:string-value=":m 東和 PHOTO / 201014w / 田端駅 / 田端プロジェクト / １名 / ホクシン設備（合田工務店） / 資料：交通">
            <text:p>:m 東和 PHOTO / 201014w / 田端駅 / 田端プロジェクト / １名 / ホクシン設備（合田工務店） / 資料：交通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0-13_10-17-52_000.jpg</text:p>
          </table:table-cell>
          <table:table-cell table:style-name="ce22" office:value-type="string">
            <text:p>:m 東和 PHOTO / 201014w / 田端駅 / 田端プロジェクト / １名 / ホクシン設備（合田工務店） / 資料：スケジュール</text:p>
          </table:table-cell>
          <table:table-cell table:style-name="ce4"/>
          <table:table-cell table:style-name="ce4"/>
          <table:table-cell table:style-name="ce4" office:value-type="string">
            <text:p>N-35-35-28.573608 E-139-34-49.489746</text:p>
          </table:table-cell>
          <table:table-cell table:style-name="ce35" table:formula="of:=IF([.E3]=&quot;&quot;;[.C3];CONCATENATE([.C3];&quot; / &quot;;[.E3]))" office:value-type="string" office:string-value=":m 東和 PHOTO / 201014w / 田端駅 / 田端プロジェクト / １名 / ホクシン設備（合田工務店） / 資料：スケジュール">
            <text:p>:m 東和 PHOTO / 201014w / 田端駅 / 田端プロジェクト / １名 / ホクシン設備（合田工務店） / 資料：スケジュール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10-13_10-18-22_000.jpg</text:p>
          </table:table-cell>
          <table:table-cell table:style-name="ce22" office:value-type="string">
            <text:p>:m 東和 PHOTO / 201014w / 田端駅 / 田端プロジェクト / １名 / ホクシン設備（合田工務店） / 資料：天気</text:p>
          </table:table-cell>
          <table:table-cell table:style-name="ce34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5" table:formula="of:=IF([.E4]=&quot;&quot;;[.C4];CONCATENATE([.C4];&quot; / &quot;;[.E4]))" office:value-type="string" office:string-value=":m 東和 PHOTO / 201014w / 田端駅 / 田端プロジェクト / １名 / ホクシン設備（合田工務店） / 資料：天気">
            <text:p>:m 東和 PHOTO / 201014w / 田端駅 / 田端プロジェクト / １名 / ホクシン設備（合田工務店） / 資料：天気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0-13_10-19-05_000.jpg</text:p>
          </table:table-cell>
          <table:table-cell table:style-name="ce22" office:value-type="string">
            <text:p>:m 東和 PHOTO / 201014w / 田端駅 / 田端プロジェクト / １名 / ホクシン設備（合田工務店） / 資料：地図</text:p>
          </table:table-cell>
          <table:table-cell table:style-name="ce17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5" table:formula="of:=IF([.E5]=&quot;&quot;;[.C5];CONCATENATE([.C5];&quot; / &quot;;[.E5]))" office:value-type="string" office:string-value=":m 東和 PHOTO / 201014w / 田端駅 / 田端プロジェクト / １名 / ホクシン設備（合田工務店） / 資料：地図">
            <text:p>:m 東和 PHOTO / 201014w / 田端駅 / 田端プロジェクト / １名 / ホクシン設備（合田工務店） / 資料：地図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0-13_11-37-54_000.jpg</text:p>
          </table:table-cell>
          <table:table-cell table:style-name="ce22" office:value-type="string">
            <text:p>:m 東和 PHOTO / 201014w / 田端駅 / 田端プロジェクト / １名 / ホクシン設備（合田工務店） / 資料：経路</text:p>
          </table:table-cell>
          <table:table-cell table:style-name="ce18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5" table:formula="of:=IF([.E6]=&quot;&quot;;[.C6];CONCATENATE([.C6];&quot; / &quot;;[.E6]))" office:value-type="string" office:string-value=":m 東和 PHOTO / 201014w / 田端駅 / 田端プロジェクト / １名 / ホクシン設備（合田工務店） / 資料：経路">
            <text:p>:m 東和 PHOTO / 201014w / 田端駅 / 田端プロジェクト / １名 / ホクシン設備（合田工務店） / 資料：経路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0-13_11-38-02_000.jpg</text:p>
          </table:table-cell>
          <table:table-cell table:style-name="ce22" office:value-type="string">
            <text:p>-*</text:p>
          </table:table-cell>
          <table:table-cell table:style-name="ce19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5" table:formula="of:=IF([.E7]=&quot;&quot;;[.C7];CONCATENATE([.C7];&quot; / &quot;;[.E7]))" office:value-type="string" office:string-value="-*">
            <text:p>-*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0-13_11-38-02_001.jpg</text:p>
          </table:table-cell>
          <table:table-cell table:style-name="ce22" office:value-type="string">
            <text:p>:m 東和 PHOTO / 201014w / 田端駅 / 田端プロジェクト / １名 / ホクシン設備（合田工務店） / 資料：指示書</text:p>
          </table:table-cell>
          <table:table-cell table:style-name="ce17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5" table:formula="of:=IF([.E8]=&quot;&quot;;[.C8];CONCATENATE([.C8];&quot; / &quot;;[.E8]))" office:value-type="string" office:string-value=":m 東和 PHOTO / 201014w / 田端駅 / 田端プロジェクト / １名 / ホクシン設備（合田工務店） / 資料：指示書">
            <text:p>:m 東和 PHOTO / 201014w / 田端駅 / 田端プロジェクト / １名 / ホクシン設備（合田工務店） / 資料：指示書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0-13_11-46-51_000.jpg</text:p>
          </table:table-cell>
          <table:table-cell table:style-name="ce8" office:value-type="string">
            <text:p>:m 東和 PHOTO / 201012m / 吉野町駅 / リルシア吉野町 / １名 / サイタ工業（住協建設） / 日誌</text:p>
          </table:table-cell>
          <table:table-cell table:style-name="ce18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5" table:formula="of:=IF([.E9]=&quot;&quot;;[.C9];CONCATENATE([.C9];&quot; / &quot;;[.E9]))" office:value-type="string" office:string-value=":m 東和 PHOTO / 201012m / 吉野町駅 / リルシア吉野町 / １名 / サイタ工業（住協建設） / 日誌">
            <text:p>:m 東和 PHOTO / 201012m / 吉野町駅 / リルシア吉野町 / １名 / サイタ工業（住協建設） / 日誌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0-13_12-39-16_000.jpg</text:p>
          </table:table-cell>
          <table:table-cell table:style-name="ce18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587341 E-139-34-49.434814</text:p>
          </table:table-cell>
          <table:table-cell table:style-name="ce35" table:formula="of:=IF([.E10]=&quot;&quot;;[.C10];CONCATENATE([.C10];&quot; / &quot;;[.E10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0-13_16-22-21_000.jpg</text:p>
          </table:table-cell>
          <table:table-cell table:style-name="ce19" office:value-type="string">
            <text:p>:m 1-2*3 RES / free:JVEMV6 37#26 / res-id=D7QD / theme=math_symmetry-group / session-3 / topics=,w:内部自己同型；共軛 / FOUND+</text:p>
          </table:table-cell>
          <table:table-cell table:style-name="ce19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5" table:formula="of:=IF([.E11]=&quot;&quot;;[.C11];CONCATENATE([.C11];&quot; / &quot;;[.E11]))" office:value-type="string" office:string-value=":m 1-2*3 RES / free:JVEMV6 37#26 / res-id=D7QD / theme=math_symmetry-group / session-3 / topics=,w:内部自己同型；共軛 / FOUND+">
            <text:p>:m 1-2*3 RES / free:JVEMV6 37#26 / res-id=D7QD / theme=math_symmetry-group / session-3 / topics=,w:内部自己同型；共軛 / FOUND+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0-13_16-22-47_000.jpg</text:p>
          </table:table-cell>
          <table:table-cell table:style-name="ce19" office:value-type="string">
            <text:p>:m 3*3 RES / free:JVEMV6 37#26 / res-id=D7QD / theme=math_symmetry-group / session-3 / topics=,w:内部自己同型；共軛 / N+ ?+</text:p>
          </table:table-cell>
          <table:table-cell table:style-name="ce17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5" table:formula="of:=IF([.E12]=&quot;&quot;;[.C12];CONCATENATE([.C12];&quot; / &quot;;[.E12]))" office:value-type="string" office:string-value=":m 3*3 RES / free:JVEMV6 37#26 / res-id=D7QD / theme=math_symmetry-group / session-3 / topics=,w:内部自己同型；共軛 / N+ ?+">
            <text:p>:m 3*3 RES / free:JVEMV6 37#26 / res-id=D7QD / theme=math_symmetry-group / session-3 / topics=,w:内部自己同型；共軛 / N+ ?+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10-13_17-22-13_000.jpg</text:p>
          </table:table-cell>
          <table:table-cell table:style-name="ce8" office:value-type="string">
            <text:p>:m 食べた物　間食 / インスタントラーメン；袋入り：「昔ながらの」</text:p>
          </table:table-cell>
          <table:table-cell table:style-name="ce18"/>
          <table:table-cell table:style-name="ce4"/>
          <table:table-cell table:style-name="ce4" office:value-type="string">
            <text:p>N-35-35-28.39508 E-139-34-49.270019</text:p>
          </table:table-cell>
          <table:table-cell table:style-name="ce35" table:formula="of:=IF([.E13]=&quot;&quot;;[.C13];CONCATENATE([.C13];&quot; / &quot;;[.E13]))" office:value-type="string" office:string-value=":m 食べた物　間食 / インスタントラーメン；袋入り：「昔ながらの」">
            <text:p>:m 食べた物　間食 / インスタントラーメン；袋入り：「昔ながらの」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10-13_20-41-24_000.jpg</text:p>
          </table:table-cell>
          <table:table-cell table:style-name="ce22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5" table:formula="of:=IF([.E14]=&quot;&quot;;[.C14];CONCATENATE([.C14];&quot; / &quot;;[.E14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10-13_22-13-05_000.jpg</text:p>
          </table:table-cell>
          <table:table-cell table:style-name="ce18" office:value-type="string">
            <text:p>:m :PHOTO 寝た時刻 / 2020</text:p>
          </table:table-cell>
          <table:table-cell table:style-name="ce17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5" table:formula="of:=IF([.E15]=&quot;&quot;;[.C15];CONCATENATE([.C15];&quot; / &quot;;[.E15]))" office:value-type="string" office:string-value=":m :PHOTO 寝た時刻 / 2020">
            <text:p>:m :PHOTO 寝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10-14_04-05-57_000.jpg</text:p>
          </table:table-cell>
          <table:table-cell table:style-name="ce19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5" table:formula="of:=IF([.E16]=&quot;&quot;;[.C16];CONCATENATE([.C16];&quot; / &quot;;[.E16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10-14_05-04-36_000.jpg</text:p>
          </table:table-cell>
          <table:table-cell table:style-name="ce22" office:value-type="string">
            <text:p>-*</text:p>
          </table:table-cell>
          <table:table-cell table:style-name="ce19"/>
          <table:table-cell table:style-name="ce4"/>
          <table:table-cell table:style-name="ce4" office:value-type="string">
            <text:p>N-35-35-28.532409 E-139-34-48.885498</text:p>
          </table:table-cell>
          <table:table-cell table:style-name="ce35" table:formula="of:=IF([.E17]=&quot;&quot;;[.C17];CONCATENATE([.C17];&quot; / &quot;;[.E17]))" office:value-type="string" office:string-value="-*">
            <text:p>-*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10-14_05-13-04_000.jpg</text:p>
          </table:table-cell>
          <table:table-cell table:style-name="ce22" office:value-type="string">
            <text:p>:m 東和 PHOTO / 201014w / 田端駅 / 田端プロジェクト / １名 / ホクシン設備（合田工務店） / 出発時間</text:p>
          </table:table-cell>
          <table:table-cell table:style-name="ce19"/>
          <table:table-cell table:style-name="ce4"/>
          <table:table-cell table:style-name="ce4" office:value-type="string">
            <text:p>N-35-35-28.532409 E-139-34-49.599609</text:p>
          </table:table-cell>
          <table:table-cell table:style-name="ce35" table:formula="of:=IF([.E18]=&quot;&quot;;[.C18];CONCATENATE([.C18];&quot; / &quot;;[.E18]))" office:value-type="string" office:string-value=":m 東和 PHOTO / 201014w / 田端駅 / 田端プロジェクト / １名 / ホクシン設備（合田工務店） / 出発時間">
            <text:p>:m 東和 PHOTO / 201014w / 田端駅 / 田端プロジェクト / １名 / ホクシン設備（合田工務店） / 出発時間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0-10-14_07-50-24_000.jpg</text:p>
          </table:table-cell>
          <table:table-cell table:style-name="ce22" office:value-type="string">
            <text:p>:PHOTO 記録しておきたいもの / @田端駅、東和現場；詰所 / 壁の掲示物 / 「安全掲示板」：「今月の安全目標」、他 / N-35-44-6.798706 E-139-45-34.552001</text:p>
          </table:table-cell>
          <table:table-cell table:style-name="ce17"/>
          <table:table-cell table:style-name="ce4" table:formula="of:=[.F19]" office:value-type="string" office:string-value="N-35-44-6.798706 E-139-45-34.552001">
            <text:p>N-35-44-6.798706 E-139-45-34.552001</text:p>
          </table:table-cell>
          <table:table-cell table:style-name="ce4" office:value-type="string">
            <text:p>N-35-44-6.798706 E-139-45-34.552001</text:p>
          </table:table-cell>
          <table:table-cell table:style-name="ce35" table:formula="of:=IF([.E19]=&quot;&quot;;[.C19];CONCATENATE([.C19];&quot; / &quot;;[.E19]))" office:value-type="string" office:string-value=":PHOTO 記録しておきたいもの / @田端駅、東和現場；詰所 / 壁の掲示物 / 「安全掲示板」：「今月の安全目標」、他 / N-35-44-6.798706 E-139-45-34.552001 / N-35-44-6.798706 E-139-45-34.552001">
            <text:p>:PHOTO 記録しておきたいもの / @田端駅、東和現場；詰所 / 壁の掲示物 / 「安全掲示板」：「今月の安全目標」、他 / N-35-44-6.798706 E-139-45-34.552001 / N-35-44-6.798706 E-139-45-34.552001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0-10-14_07-50-39_000.jpg</text:p>
          </table:table-cell>
          <table:table-cell table:style-name="ce22" office:value-type="string">
            <text:p>:PHOTO 記録しておきたいもの / @田端駅、東和現場；詰所 / 壁の掲示物 / 「安全掲示板」：「今月の安全目標」、他 / N-35-44-6.798706 E-139-45-34.552001</text:p>
          </table:table-cell>
          <table:table-cell table:style-name="ce18"/>
          <table:table-cell table:style-name="ce4" table:formula="of:=[.F20]" office:value-type="string" office:string-value="N-35-44-6.798706 E-139-45-34.552001">
            <text:p>N-35-44-6.798706 E-139-45-34.552001</text:p>
          </table:table-cell>
          <table:table-cell table:style-name="ce4" office:value-type="string">
            <text:p>N-35-44-6.798706 E-139-45-34.552001</text:p>
          </table:table-cell>
          <table:table-cell table:style-name="ce35" table:formula="of:=IF([.E20]=&quot;&quot;;[.C20];CONCATENATE([.C20];&quot; / &quot;;[.E20]))" office:value-type="string" office:string-value=":PHOTO 記録しておきたいもの / @田端駅、東和現場；詰所 / 壁の掲示物 / 「安全掲示板」：「今月の安全目標」、他 / N-35-44-6.798706 E-139-45-34.552001 / N-35-44-6.798706 E-139-45-34.552001">
            <text:p>:PHOTO 記録しておきたいもの / @田端駅、東和現場；詰所 / 壁の掲示物 / 「安全掲示板」：「今月の安全目標」、他 / N-35-44-6.798706 E-139-45-34.552001 / N-35-44-6.798706 E-139-45-34.552001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0-10-14_07-50-43_000.jpg</text:p>
          </table:table-cell>
          <table:table-cell table:style-name="ce22" office:value-type="string">
            <text:p>:PHOTO 記録しておきたいもの / @田端駅、東和現場；詰所 / 壁の掲示物 / 「安全掲示板」：「今月の安全目標」、他 / N-35-44-6.592712 E-139-45-34.49707</text:p>
          </table:table-cell>
          <table:table-cell table:style-name="ce19"/>
          <table:table-cell table:style-name="ce4" table:formula="of:=[.F21]" office:value-type="string" office:string-value="N-35-44-6.592712 E-139-45-34.49707">
            <text:p>N-35-44-6.592712 E-139-45-34.49707</text:p>
          </table:table-cell>
          <table:table-cell table:style-name="ce4" office:value-type="string">
            <text:p>N-35-44-6.592712 E-139-45-34.49707</text:p>
          </table:table-cell>
          <table:table-cell table:style-name="ce35" table:formula="of:=IF([.E21]=&quot;&quot;;[.C21];CONCATENATE([.C21];&quot; / &quot;;[.E21]))" office:value-type="string" office:string-value=":PHOTO 記録しておきたいもの / @田端駅、東和現場；詰所 / 壁の掲示物 / 「安全掲示板」：「今月の安全目標」、他 / N-35-44-6.592712 E-139-45-34.49707 / N-35-44-6.592712 E-139-45-34.49707">
            <text:p>:PHOTO 記録しておきたいもの / @田端駅、東和現場；詰所 / 壁の掲示物 / 「安全掲示板」：「今月の安全目標」、他 / N-35-44-6.592712 E-139-45-34.49707 / N-35-44-6.592712 E-139-45-34.49707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0-10-14_21-04-55_000.jpg</text:p>
          </table:table-cell>
          <table:table-cell table:style-name="ce8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5" table:formula="of:=IF([.E22]=&quot;&quot;;[.C22];CONCATENATE([.C22];&quot; / &quot;;[.E22]))" office:value-type="string" office:string-value=":m 食べた物">
            <text:p>:m 食べた物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0-10-15_11-47-45_000.jpg</text:p>
          </table:table-cell>
          <table:table-cell table:style-name="ce19" office:value-type="string">
            <text:p>:m 1*1 RES / free:JVEMV6 37#26 / res-id=D7QD / theme=math_symmetry-group / session-**(memo) / topics=共軛；２種類が相等であること；証明 || :m :lets / action activity / やること / 飲み比べ；drink-alcohol；焼酎漬け；口直しも</text:p>
          </table:table-cell>
          <table:table-cell table:style-name="ce16"/>
          <table:table-cell table:style-name="ce4"/>
          <table:table-cell table:style-name="ce4" office:value-type="string">
            <text:p>N-35-35-28.49121 E-139-34-49.050292</text:p>
          </table:table-cell>
          <table:table-cell table:style-name="ce35" table:formula="of:=IF([.E23]=&quot;&quot;;[.C23];CONCATENATE([.C23];&quot; / &quot;;[.E23]))" office:value-type="string" office:string-value=":m 1*1 RES / free:JVEMV6 37#26 / res-id=D7QD / theme=math_symmetry-group / session-**(memo) / topics=共軛；２種類が相等であること；証明 || :m :lets / action activity / やること / 飲み比べ；drink-alcohol；焼酎漬け；口直しも">
            <text:p>:m 1*1 RES / free:JVEMV6 37#26 / res-id=D7QD / theme=math_symmetry-group / session-**(memo) / topics=共軛；２種類が相等であること；証明 || :m :lets / action activity / やること / 飲み比べ；drink-alcohol；焼酎漬け；口直しも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0-10-15_11-48-10_000.jpg</text:p>
          </table:table-cell>
          <table:table-cell table:style-name="ce22" office:value-type="string">
            <text:p>:m RES 1*1 / free# JVEMV6 37#17.21_1 / 37. miscs of miscs / 17. natural-history / id=21:ニンニク</text:p>
          </table:table-cell>
          <table:table-cell table:style-name="ce4"/>
          <table:table-cell table:style-name="ce4"/>
          <table:table-cell table:style-name="ce4" office:value-type="string">
            <text:p>N-35-35-28.340148 E-139-34-49.489746</text:p>
          </table:table-cell>
          <table:table-cell table:style-name="ce35" table:formula="of:=IF([.E24]=&quot;&quot;;[.C24];CONCATENATE([.C24];&quot; / &quot;;[.E24]))" office:value-type="string" office:string-value=":m RES 1*1 / free# JVEMV6 37#17.21_1 / 37. miscs of miscs / 17. natural-history / id=21:ニンニク">
            <text:p>:m RES 1*1 / free# JVEMV6 37#17.21_1 / 37. miscs of miscs / 17. natural-history / id=21:ニンニク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0-13_16-42-25_000.mp4</text:p>
          </table:table-cell>
          <table:table-cell table:style-name="ce8" office:value-type="string">
            <text:p>:VIDEO / @自宅 / メモ / kb,keyboard / 演奏、play / k-2020-1013-1 / genr=f-N:composition-relay-4,key=D,chor=D;C,RH=notes:pitch:1-4,LH=grip:notes</text:p>
          </table:table-cell>
          <table:table-cell table:style-name="ce4"/>
          <table:table-cell table:style-name="ce4"/>
          <table:table-cell table:style-name="ce4"/>
          <table:table-cell table:style-name="ce35" table:formula="of:=IF([.E25]=&quot;&quot;;[.C25];CONCATENATE([.C25];&quot; / &quot;;[.E25]))" office:value-type="string" office:string-value=":VIDEO / @自宅 / メモ / kb,keyboard / 演奏、play / k-2020-1013-1 / genr=f-N:composition-relay-4,key=D,chor=D;C,RH=notes:pitch:1-4,LH=grip:notes">
            <text:p>:VIDEO / @自宅 / メモ / kb,keyboard / 演奏、play / k-2020-1013-1 / genr=f-N:composition-relay-4,key=D,chor=D;C,RH=notes:pitch:1-4,LH=grip:notes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5" table:formula="of:=IF([.E26]=&quot;&quot;;[.C26];CONCATENATE([.C26];&quot; / &quot;;[.E2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5" table:formula="of:=IF([.E27]=&quot;&quot;;[.C27];CONCATENATE([.C27];&quot; / &quot;;[.E2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8]=&quot;&quot;;[.C28];CONCATENATE([.C28];&quot; / &quot;;[.E2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5" table:formula="of:=IF([.E29]=&quot;&quot;;[.C29];CONCATENATE([.C29];&quot; / &quot;;[.E2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0]=&quot;&quot;;[.C30];CONCATENATE([.C30];&quot; / &quot;;[.E3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1]=&quot;&quot;;[.C31];CONCATENATE([.C31];&quot; / &quot;;[.E3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5" table:formula="of:=IF([.E32]=&quot;&quot;;[.C32];CONCATENATE([.C32];&quot; / &quot;;[.E3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3]=&quot;&quot;;[.C33];CONCATENATE([.C33];&quot; / &quot;;[.E3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5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5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4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24">
            <text:p>24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0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0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0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01X-X / category=melody,inst=piano,fo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0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01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1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71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5">2020/10/15</text:date>, <text:time>12:31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0-15T12:31:30.61</dc:date>
    <dc:creator>iwabuchi ken</dc:creator>
    <meta:editing-duration>P26DT19H2M12S</meta:editing-duration>
    <meta:editing-cycles>10059</meta:editing-cycles>
    <meta:document-statistic meta:table-count="1" meta:cell-count="485" meta:object-count="0"/>
  </office:meta>
</office:document-meta>
</file>